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ist_20_1">
      <style:text-properties officeooo:rsid="001e5fc9" officeooo:paragraph-rsid="001e5fc9"/>
    </style:style>
    <style:style style:name="P2" style:family="paragraph" style:parent-style-name="List_20_1">
      <style:paragraph-properties fo:margin-left="0cm" fo:margin-right="0cm" fo:text-indent="0cm" style:auto-text-indent="false"/>
      <style:text-properties officeooo:rsid="001e5fc9" officeooo:paragraph-rsid="001e5fc9"/>
    </style:style>
    <style:style style:name="P3" style:family="paragraph" style:parent-style-name="Text_20_body">
      <style:text-properties fo:font-size="9pt" style:font-size-asian="9pt" style:font-size-complex="9pt"/>
    </style:style>
    <style:style style:name="P4" style:family="paragraph" style:parent-style-name="Heading_20_1">
      <style:text-properties officeooo:rsid="001e58a2" officeooo:paragraph-rsid="001e5fc9"/>
    </style:style>
    <style:style style:name="P5" style:family="paragraph" style:parent-style-name="List_20_1" style:list-style-name="L1"/>
    <style:style style:name="P6" style:family="paragraph" style:parent-style-name="List_20_1" style:list-style-name="L2">
      <style:text-properties officeooo:rsid="001e5fc9" officeooo:paragraph-rsid="001e5fc9"/>
    </style:style>
    <style:style style:name="P7" style:family="paragraph" style:parent-style-name="List_20_1" style:list-style-name="L3">
      <style:text-properties officeooo:rsid="001e5fc9" officeooo:paragraph-rsid="001e5fc9"/>
    </style:style>
    <style:style style:name="P8" style:family="paragraph" style:parent-style-name="List_20_1" style:list-style-name="L4">
      <style:text-properties officeooo:rsid="001e5fc9" officeooo:paragraph-rsid="001e5fc9"/>
    </style:style>
    <style:style style:name="P9" style:family="paragraph" style:parent-style-name="List_20_1" style:list-style-name="L5">
      <style:text-properties officeooo:rsid="001e5fc9" officeooo:paragraph-rsid="001e5fc9"/>
    </style:style>
    <style:style style:name="P10" style:family="paragraph" style:parent-style-name="List_20_1" style:list-style-name="L6">
      <style:text-properties officeooo:rsid="001e5fc9" officeooo:paragraph-rsid="001e5fc9"/>
    </style:style>
    <style:style style:name="P11" style:family="paragraph" style:parent-style-name="List_20_1" style:list-style-name="L7">
      <style:text-properties officeooo:rsid="001e5fc9" officeooo:paragraph-rsid="001e5fc9"/>
    </style:style>
    <style:style style:name="P12" style:family="paragraph" style:parent-style-name="List_20_1" style:list-style-name="L8">
      <style:text-properties officeooo:rsid="001e5fc9" officeooo:paragraph-rsid="001e5fc9"/>
    </style:style>
    <style:style style:name="T1" style:family="text">
      <style:text-properties officeooo:rsid="001e5fc9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Kurz pátého rodu:<text:line-break/><text:span text:style-name="T1">začátečnix – p</text:span>racovní list</text:h>
      <text:p text:style-name="List_20_1">Lekce 1: Doplňte koncovky sloves:</text:p>
      <text:list xml:id="list1647242071" text:style-name="L1">
        <text:list-item>
          <text:p text:style-name="P5">Onu mě včera naučil___ pátý rod.</text:p>
        </text:list-item>
        <text:list-item>
          <text:p text:style-name="P5">Ona navštívil___ moje oblíbené kino.</text:p>
        </text:list-item>
        <text:list-item>
          <text:p text:style-name="P5">(One) Už mi připojil___ teplou vodu.</text:p>
        </text:list-item>
        <text:list-item>
          <text:p text:style-name="P5">To musel___ být onu!</text:p>
        </text:list-item>
        <text:list-item>
          <text:p text:style-name="P5">Na sraz mě pozval___ on.</text:p>
        </text:list-item>
      </text:list>
      <text:p text:style-name="P1">Lekce 2: Doplňte koncovky tvarů jednotného čísla:</text:p>
      <text:list xml:id="list2057420335" text:style-name="L2">
        <text:list-item>
          <text:p text:style-name="P6">Nesmíte ven bez doprovodu učitex___.</text:p>
        </text:list-item>
        <text:list-item>
          <text:p text:style-name="P6">Spolužáx___, stůj!</text:p>
        </text:list-item>
        <text:list-item>
          <text:p text:style-name="P6">S učitex___ nejsou žerty.</text:p>
        </text:list-item>
        <text:list-item>
          <text:p text:style-name="P6">Vidím tam zlodějix___.</text:p>
        </text:list-item>
        <text:list-item>
          <text:p text:style-name="P6">Tu učebnici mi doneslu studenx___.</text:p>
        </text:list-item>
        <text:list-item>
          <text:p text:style-name="P6">Dejte to na stůl ředitex___.</text:p>
        </text:list-item>
        <text:list-item>
          <text:p text:style-name="P6">O učitex___ nic nevím.</text:p>
        </text:list-item>
      </text:list>
      <text:p text:style-name="P1">Lekce 3: Doplňte koncovky tvarů <text:span text:style-name="T2">množného</text:span> čísla:</text:p>
      <text:list xml:id="list1754011137" text:style-name="L3">
        <text:list-item>
          <text:p text:style-name="P7">Ministerstvo školství jmenuje ředitex___ škol.</text:p>
        </text:list-item>
        <text:list-item>
          <text:p text:style-name="P7">Ta kniha je o učitex___ 21. století.</text:p>
        </text:list-item>
        <text:list-item>
          <text:p text:style-name="P7">Vojáx___, stůjte!</text:p>
        </text:list-item>
        <text:list-item>
          <text:p text:style-name="P7">Na škole učí učitex___.</text:p>
        </text:list-item>
        <text:list-item>
          <text:p text:style-name="P7">Bez učitex___ by ve škole neměl kdo vyučovat.</text:p>
        </text:list-item>
        <text:list-item>
          <text:p text:style-name="P7">Rozdejte písemné práce ostatním studenx___.</text:p>
        </text:list-item>
        <text:list-item>
          <text:p text:style-name="P7">S učitex___ nejsou žerty.</text:p>
        </text:list-item>
      </text:list>
      <text:p text:style-name="P1">Lekce 4: Doplňte koncovky tvarů jednotného čísla:</text:p>
      <text:list xml:id="list503783891" text:style-name="L4">
        <text:list-item>
          <text:p text:style-name="P8">Bez správn___ učitex___ se nic nenaučíte.</text:p>
        </text:list-item>
        <text:list-item>
          <text:p text:style-name="P8">Mlad___ studenx___, stůj!</text:p>
        </text:list-item>
        <text:list-item>
          <text:p text:style-name="P8">S přísn___ učitex___ nejsou žerty.</text:p>
        </text:list-item>
        <text:list-item>
          <text:p text:style-name="P8">Vidím tam hbit___ zlodějix___.</text:p>
        </text:list-item>
        <text:list-item>
          <text:p text:style-name="P8">Tu učebnici mi doneslu nov___ studenx___.</text:p>
        </text:list-item>
        <text:list-item>
          <text:p text:style-name="P8">Dejte to na stůl ministersk___ předsedax___.</text:p>
        </text:list-item>
        <text:list-item>
          <text:p text:style-name="P8">O nov___ učitex___ nic nevím.</text:p>
        </text:list-item>
      </text:list>
      <text:p text:style-name="P2">Lekce 5: Doplňte koncovky tvarů <text:span text:style-name="T2">množného</text:span> čísla:</text:p>
      <text:list xml:id="list464796862" text:style-name="L5">
        <text:list-item>
          <text:p text:style-name="P9">Ministerstvo školství bude jmenovat nov___ ředitex___ škol.</text:p>
        </text:list-item>
        <text:list-item>
          <text:p text:style-name="P9">Ta kniha je o znám___ učitex___ 21. století.</text:p>
        </text:list-item>
        <text:list-item>
          <text:p text:style-name="P9">Čestn___ vojáx___, stůjte!</text:p>
        </text:list-item>
        <text:list-item>
          <text:p text:style-name="P9">Star___ učitex___ už na škole přestal___ učit.</text:p>
        </text:list-item>
        <text:list-item>
          <text:p text:style-name="P9">Bez dobr___ učitex___ by byl prospěch žactva mizerný.</text:p>
        </text:list-item>
        <text:list-item>
          <text:p text:style-name="P9">Pomáhejte znevýhodněn___ studenx___.</text:p>
        </text:list-item>
        <text:list-item>
          <text:p text:style-name="P9">S přísn___ učitex___ nejsou žerty.</text:p>
        </text:list-item>
      </text:list>
      <text:p text:style-name="P1">Lekce 6: Doplňte (měkké) koncovky tvarů jednotného čísla:</text:p>
      <text:list xml:id="list966057494" text:style-name="L6">
        <text:list-item>
          <text:p text:style-name="P10">Bez letn___ učitex___ by nešlo otevřít letní školu.</text:p>
        </text:list-item>
        <text:list-item>
          <text:p text:style-name="P10">Inteligentn___ studenx___, stůj!</text:p>
        </text:list-item>
        <text:list-item>
          <text:p text:style-name="P10">S parn___ inženex___ nejsou žerty.</text:p>
        </text:list-item>
        <text:list-item>
          <text:p text:style-name="P10">Vidím tam populárn___ zlodějix___.</text:p>
        </text:list-item>
        <text:list-item>
          <text:p text:style-name="P10">Ten dopis mi doneslu poštovn___ doručovatex___.</text:p>
        </text:list-item>
        <text:list-item>
          <text:p text:style-name="P10">Předložte ten návrh bankovn___ regulátox___.</text:p>
        </text:list-item>
        <text:list-item>
          <text:p text:style-name="P10">O školn___ inspektox___ nic nevím.</text:p>
        </text:list-item>
      </text:list>
      <text:p text:style-name="P1">Lekce 7: Doplňte zájmena 3. osoby jednotného čísla pátého rodu:</text:p>
      <text:list xml:id="list534608338" text:style-name="L7">
        <text:list-item>
          <text:p text:style-name="P11">Bylu tu poštovní doručovatex. To ___ mi doručilu dopis.</text:p>
        </text:list-item>
        <text:list-item>
          <text:p text:style-name="P11">Komu mám předložit návrh? Předložte ho ___.</text:p>
        </text:list-item>
        <text:list-item>
          <text:p text:style-name="P11">Ten dárek není pro vás, je pro ___.</text:p>
        </text:list-item>
        <text:list-item>
          <text:p text:style-name="P11">Je letní učitex. Bez ___ by nešlo otevřít letní školu.</text:p>
        </text:list-item>
        <text:list-item>
          <text:p text:style-name="P11">Bylu tam zlodějix! Vidělu jsem ___.</text:p>
        </text:list-item>
        <text:list-item>
          <text:p text:style-name="P11">Je přísnau učitex, takže s ___ nejsou žerty.</text:p>
        </text:list-item>
        <text:list-item>
          <text:p text:style-name="P11">Školní inspektoxi jsem nevidělu. Nic o ___ nevím.</text:p>
        </text:list-item>
      </text:list>
      <text:p text:style-name="P1">Lekce 8: Doplňte zájmena 3. osoby množného čísla pátého rodu:</text:p>
      <text:list xml:id="list2018890830" text:style-name="L8">
        <text:list-item>
          <text:p text:style-name="P12">Školy mají nové ředitexe. Ministerstvo školství ___ jmenovalo.</text:p>
        </text:list-item>
        <text:list-item>
          <text:p text:style-name="P12">Ano, známyje učitexe 21. století. Ta kniha je o ___.</text:p>
        </text:list-item>
        <text:list-item>
          <text:p text:style-name="P12">Staryje učitexe jsou dobryje. ___ to zvládnou.</text:p>
        </text:list-item>
        <text:list-item>
          <text:p text:style-name="P12">Dobryje učitexe jsou důležityje. Bez ___ by byl prospěch žactva mizerný.</text:p>
        </text:list-item>
        <text:list-item>
          <text:p text:style-name="P12">Znevýhodněnyje studenxe to mají těžší. Pomáhejte ___.</text:p>
        </text:list-item>
        <text:list-item>
          <text:p text:style-name="P12">Pozor na přísné učitexe. Nejsou s ___ žerty.</text:p>
        </text:list-item>
      </text:list>
      <text:p text:style-name="P1"/>
      <text:p text:style-name="P1">Správné řešení najdete v prezentaci kurzu.</text:p>
      <text:p text:style-name="P1"/>
      <text:p text:style-name="P3">(c) 2021 Singularis / Creative Commons Attribution-ShareAlike 4.0 International <text:span text:style-name="T1">( https://creativecommons.org/licenses/by-sa/4.0/deed.cs ) /</text:span> https://github.com/singularis-mzf/paty-rod/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15%"/>
      <style:text-properties fo:font-size="11pt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Výchozí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kt_20_bez_20_výplně" style:display-name="Objekt bez výplně" style:family="paragraph" style:parent-style-name="Výchozí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bez_20_výplně_20_a_20_obrysu" style:display-name="Objekt bez výplně a obrysu" style:family="paragraph" style:parent-style-name="Výchozí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ulek_20_A4" style:display-name="Titulek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Nadpis_20_A4" style:display-name="Nadpis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ulek_20_A0" style:display-name="Titulek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Nadpis_20_A0" style:display-name="Nadpis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vary" style:family="paragraph" style:parent-style-name="Figure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gure" style:family="paragraph" style:parent-style-name="Caption" style:class="extra"/>
    <style:style style:name="S_20_výplní" style:display-name="S výplní" style:family="paragraph" style:parent-style-name="Tvary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Modrá_20_výplň" style:display-name="Modrá výplň" style:family="paragraph" style:parent-style-name="S_20_výplní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Zelená_20_výplň" style:display-name="Zelená výplň" style:family="paragraph" style:parent-style-name="S_20_výplní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Červená_20_výplň" style:display-name="Červená výplň" style:family="paragraph" style:parent-style-name="S_20_výplní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Žlutá_20_výplň" style:display-name="Žlutá výplň" style:family="paragraph" style:parent-style-name="S_20_výplní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S_20_obrysem" style:display-name="S obrysem" style:family="paragraph" style:parent-style-name="Tvary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Modrý_20_obrys" style:display-name="Modrý obrys" style:family="paragraph" style:parent-style-name="S_20_obrysem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Zelený_20_obrys" style:display-name="Zelený obrys" style:family="paragraph" style:parent-style-name="S_20_obrysem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Červený_20_obrys" style:display-name="Červený obrys" style:family="paragraph" style:parent-style-name="S_20_obrysem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Žlutý_20_obrys" style:display-name="Žlutý obrys" style:family="paragraph" style:parent-style-name="S_20_obrysem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Čáry" style:family="paragraph" style:parent-style-name="Figure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Čára_20_se_20_šipkou" style:display-name="Čára se šipkou" style:family="paragraph" style:parent-style-name="Čáry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Čárkovaná_20_čára" style:display-name="Čárkovaná čára" style:family="paragraph" style:parent-style-name="Čáry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Výchozí_7e_LT_7e_Gliederung_20_1" style:display-name="Výchozí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Výchozí_7e_LT_7e_Gliederung_20_2" style:display-name="Výchozí~LT~Gliederung 2" style:family="paragraph" style:parent-style-name="Výchozí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Výchozí_7e_LT_7e_Gliederung_20_3" style:display-name="Výchozí~LT~Gliederung 3" style:family="paragraph" style:parent-style-name="Výchozí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Výchozí_7e_LT_7e_Gliederung_20_4" style:display-name="Výchozí~LT~Gliederung 4" style:family="paragraph" style:parent-style-name="Výchozí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ýchozí_7e_LT_7e_Gliederung_20_5" style:display-name="Výchozí~LT~Gliederung 5" style:family="paragraph" style:parent-style-name="Výchozí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ýchozí_7e_LT_7e_Gliederung_20_6" style:display-name="Výchozí~LT~Gliederung 6" style:family="paragraph" style:parent-style-name="Výchozí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ýchozí_7e_LT_7e_Gliederung_20_7" style:display-name="Výchozí~LT~Gliederung 7" style:family="paragraph" style:parent-style-name="Výchozí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ýchozí_7e_LT_7e_Gliederung_20_8" style:display-name="Výchozí~LT~Gliederung 8" style:family="paragraph" style:parent-style-name="Výchozí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ýchozí_7e_LT_7e_Gliederung_20_9" style:display-name="Výchozí~LT~Gliederung 9" style:family="paragraph" style:parent-style-name="Výchozí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ýchozí_7e_LT_7e_Titel" style:display-name="Výchozí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Výchozí_7e_LT_7e_Untertitel" style:display-name="Výchozí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Výchozí_7e_LT_7e_Notizen" style:display-name="Výchozí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Výchozí_7e_LT_7e_Hintergrundobjekte" style:display-name="Výchozí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Výchozí_7e_LT_7e_Hintergrund" style:display-name="Výchozí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Podnadpis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kty_20_pozadí" style:display-name="Objekty pozadí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ozadí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oznámky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snova_20_1" style:display-name="Osnova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snova_20_2" style:display-name="Osnova 2" style:family="paragraph" style:parent-style-name="Osnova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snova_20_3" style:display-name="Osnova 3" style:family="paragraph" style:parent-style-name="Osnova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snova_20_4" style:display-name="Osnova 4" style:family="paragraph" style:parent-style-name="Osnova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snova_20_5" style:display-name="Osnova 5" style:family="paragraph" style:parent-style-name="Osnova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snova_20_6" style:display-name="Osnova 6" style:family="paragraph" style:parent-style-name="Osnova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snova_20_7" style:display-name="Osnova 7" style:family="paragraph" style:parent-style-name="Osnova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snova_20_8" style:display-name="Osnova 8" style:family="paragraph" style:parent-style-name="Osnova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snova_20_9" style:display-name="Osnova 9" style:family="paragraph" style:parent-style-name="Osnova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101cm" loext:contextual-spacing="false" fo:text-indent="-0.635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2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2T10:27:55.632436129</meta:creation-date>
    <dc:date>2021-12-10T17:24:03.391265757</dc:date>
    <meta:editing-duration>PT28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64" meta:word-count="448" meta:character-count="2759" meta:non-whitespace-character-count="2427"/>
  </office:meta>
</office:document-meta>
</file>